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12200000150D4F441C0.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paragraph-properties style:line-height-at-least="0.503cm"/>
      <style:text-properties fo:color="#cccccc" fo:background-color="#1f1f1f"/>
    </style:style>
    <style:style style:name="P9" style:family="paragraph" style:parent-style-name="Standard">
      <style:paragraph-properties style:line-height-at-least="0.503cm"/>
    </style:style>
    <style:style style:name="P10" style:family="paragraph" style:parent-style-name="Standard">
      <style:paragraph-properties style:line-height-at-least="0.503cm"/>
      <style:text-properties fo:color="#ffffff" style:font-name="Consolas" fo:font-size="10.5pt" fo:font-weight="normal" fo:background-color="#1f1f1f"/>
    </style:style>
    <style:style style:name="P11" style:family="paragraph" style:parent-style-name="Standard">
      <style:paragraph-properties style:line-height-at-least="0.503cm"/>
      <style:text-properties fo:color="#bbbbbb" style:font-name="Consolas" fo:font-size="10.5pt" fo:font-weight="normal" fo:background-color="#1a1a1a"/>
    </style:style>
    <style:style style:name="P12"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3" style:family="paragraph" style:parent-style-name="Standard">
      <style:paragraph-properties style:line-height-at-least="0.503cm"/>
      <style:text-properties fo:color="#bbbbbb" fo:background-color="#1a1a1a"/>
    </style:style>
    <style:style style:name="P14" style:family="paragraph" style:parent-style-name="Standard">
      <style:paragraph-properties style:line-height-at-least="0.503cm"/>
      <style:text-properties fo:color="#6f6f6f" fo:background-color="#1a1a1a"/>
    </style:style>
    <style:style style:name="P15" style:family="paragraph" style:parent-style-name="Standard">
      <style:paragraph-properties style:line-height-at-least="0.503cm"/>
      <style:text-properties fo:color="#6f6f6f" style:font-name="Consolas" fo:font-size="10.5pt" fo:font-weight="normal" fo:background-color="#1a1a1a"/>
    </style:style>
    <style:style style:name="P16"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7" style:family="paragraph" style:parent-style-name="Standard">
      <style:paragraph-properties style:line-height-at-least="0.503cm"/>
      <style:text-properties fo:color="#86897a" style:font-name="Consolas" fo:font-size="10.5pt" fo:font-weight="normal" fo:background-color="#1a1a1a"/>
    </style:style>
    <style:style style:name="P18" style:family="paragraph" style:parent-style-name="Standard">
      <style:paragraph-properties style:line-height-at-least="0.503cm"/>
      <style:text-properties fo:color="#f0f0f0" fo:background-color="#1a1a1a"/>
    </style:style>
    <style:style style:name="P19"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0"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1" style:family="paragraph" style:parent-style-name="Standard">
      <style:paragraph-properties style:line-height-at-least="0.503cm" fo:background-color="transparent">
        <style:background-image/>
      </style:paragraph-properties>
      <style:text-properties fo:color="#cccccc" fo:background-color="#1f1f1f"/>
    </style:style>
    <style:style style:name="P22"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3"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4" style:family="paragraph" style:parent-style-name="Standard">
      <style:text-properties style:text-underline-style="none" fo:font-weight="normal" style:font-weight-asian="normal" style:font-weight-complex="normal"/>
    </style:style>
    <style:style style:name="P25" style:family="paragraph" style:parent-style-name="Standard" style:list-style-name="L1">
      <style:text-properties style:text-underline-style="none" fo:font-weight="normal" style:font-weight-asian="normal" style:font-weight-complex="normal"/>
    </style:style>
    <style:style style:name="P26" style:family="paragraph" style:parent-style-name="Standard">
      <style:text-properties style:text-underline-style="none" fo:font-weight="bold" style:font-weight-asian="bold" style:font-weight-complex="bold"/>
    </style:style>
    <style:style style:name="P27" style:family="paragraph" style:parent-style-name="Standard">
      <style:text-properties style:text-underline-style="solid" style:text-underline-width="auto" style:text-underline-color="font-color" fo:font-weight="bold" style:font-weight-asian="bold" style:font-weight-complex="bold"/>
    </style:style>
    <style:style style:name="P2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9" style:family="paragraph" style:parent-style-name="Standard">
      <style:paragraph-properties style:line-height-at-least="0.503cm"/>
      <style:text-properties fo:color="#cccccc" fo:background-color="#1f1f1f"/>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4fc1ff" style:font-name="Consolas" fo:font-size="10.5pt" fo:font-weight="normal"/>
    </style:style>
    <style:style style:name="T31" style:family="text">
      <style:text-properties fo:color="#d4d4d4"/>
    </style:style>
    <style:style style:name="T32" style:family="text">
      <style:text-properties fo:color="#d4d4d4" style:font-name="Consolas" fo:font-size="10.5pt" fo:font-weight="normal"/>
    </style:style>
    <style:style style:name="T33" style:family="text">
      <style:text-properties fo:color="#dcdcaa"/>
    </style:style>
    <style:style style:name="T34" style:family="text">
      <style:text-properties fo:color="#dcdcaa" style:font-weight-asian="normal" style:font-weight-complex="normal"/>
    </style:style>
    <style:style style:name="T35" style:family="text">
      <style:text-properties fo:color="#dcdcaa" style:font-name="Consolas" fo:font-size="10.5pt" fo:font-weight="normal"/>
    </style:style>
    <style:style style:name="T36" style:family="text">
      <style:text-properties fo:color="#dcdcaa" style:font-name="Consolas" fo:font-size="10.5pt" fo:font-weight="normal" fo:background-color="#1f1f1f" style:font-weight-asian="normal" style:font-weight-complex="normal"/>
    </style:style>
    <style:style style:name="T37" style:family="text">
      <style:text-properties fo:color="#dcdcaa" style:text-underline-style="none" style:font-weight-asian="normal" style:font-weight-complex="normal"/>
    </style:style>
    <style:style style:name="T38" style:family="text">
      <style:text-properties fo:color="#4ec9b0" style:font-name="Consolas" fo:font-size="10.5pt" fo:font-weight="normal"/>
    </style:style>
    <style:style style:name="T39" style:family="text">
      <style:text-properties fo:color="#ffffff" style:font-name="Consolas" fo:font-size="10.5pt" fo:font-weight="normal" fo:background-color="#1f1f1f"/>
    </style:style>
    <style:style style:name="T40" style:family="text">
      <style:text-properties fo:color="#6a9955"/>
    </style:style>
    <style:style style:name="T41" style:family="text">
      <style:text-properties fo:color="#6a9955" style:font-name="Consolas" fo:font-size="10.5pt" fo:font-weight="normal"/>
    </style:style>
    <style:style style:name="T42" style:family="text">
      <style:text-properties fo:color="#b5cea8" style:font-name="Consolas" fo:font-size="10.5pt" fo:font-weight="normal"/>
    </style:style>
    <style:style style:name="T43" style:family="text">
      <style:text-properties fo:color="#a390ff"/>
    </style:style>
    <style:style style:name="T44" style:family="text">
      <style:text-properties fo:color="#a390ff" style:text-underline-style="none" style:font-weight-asian="normal" style:font-weight-complex="normal"/>
    </style:style>
    <style:style style:name="T45" style:family="text">
      <style:text-properties fo:color="#a390ff" style:font-name="Consolas" fo:font-size="10.5pt" fo:font-weight="normal"/>
    </style:style>
    <style:style style:name="T46" style:family="text">
      <style:text-properties fo:color="#cdf861"/>
    </style:style>
    <style:style style:name="T47" style:family="text">
      <style:text-properties fo:color="#cdf861" style:text-underline-style="none" style:font-weight-asian="normal" style:font-weight-complex="normal"/>
    </style:style>
    <style:style style:name="T48" style:family="text">
      <style:text-properties fo:color="#cdf861" style:font-name="Consolas" fo:font-size="10.5pt" fo:font-weight="normal"/>
    </style:style>
    <style:style style:name="T49" style:family="text">
      <style:text-properties fo:color="#86897a"/>
    </style:style>
    <style:style style:name="T50" style:family="text">
      <style:text-properties fo:color="#86897a" style:text-underline-style="none" style:font-weight-asian="normal" style:font-weight-complex="normal"/>
    </style:style>
    <style:style style:name="T51" style:family="text">
      <style:text-properties fo:color="#86897a" style:font-name="Consolas" fo:font-size="10.5pt" fo:font-weight="normal"/>
    </style:style>
    <style:style style:name="T52" style:family="text">
      <style:text-properties fo:color="#cabeff" style:font-name="Consolas" fo:font-size="10.5pt" fo:font-weight="normal"/>
    </style:style>
    <style:style style:name="T53" style:family="text">
      <style:text-properties fo:color="#b3e8b4"/>
    </style:style>
    <style:style style:name="T54" style:family="text">
      <style:text-properties fo:color="#b3e8b4" style:font-name="Consolas" fo:font-size="10.5pt" fo:font-weight="normal"/>
    </style:style>
    <style:style style:name="T55" style:family="text">
      <style:text-properties fo:color="#bfd084"/>
    </style:style>
    <style:style style:name="T56" style:family="text">
      <style:text-properties fo:color="#bfd084" style:font-name="Consolas" fo:font-size="10.5pt" fo:font-weight="normal"/>
    </style:style>
    <style:style style:name="T57" style:family="text">
      <style:text-properties fo:color="#f0f0f0"/>
    </style:style>
    <style:style style:name="T58" style:family="text">
      <style:text-properties fo:color="#f0f0f0" style:font-name="Consolas" fo:font-size="10.5pt" fo:font-weight="normal"/>
    </style:style>
    <style:style style:name="T59" style:family="text">
      <style:text-properties fo:color="#6f6f6f"/>
    </style:style>
    <style:style style:name="T60" style:family="text">
      <style:text-properties fo:color="#6f6f6f" style:font-name="Consolas" fo:font-size="10.5pt" fo:font-weight="normal"/>
    </style:style>
    <style:style style:name="T61" style:family="text">
      <style:text-properties fo:color="#ebebeb"/>
    </style:style>
    <style:style style:name="T62" style:family="text">
      <style:text-properties fo:color="#ebebeb" style:font-name="Consolas" fo:font-size="10.5pt" fo:font-weight="normal"/>
    </style:style>
    <style:style style:name="T63" style:family="text">
      <style:text-properties fo:color="#7ad9fb" style:font-name="Consolas" fo:font-size="10.5pt" fo:font-weight="normal"/>
    </style:style>
    <style:style style:name="T6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6">//when using react functionality use this import statement to load the relevant components</text:p>
      <text:p text:style-name="P11"><text:span text:style-name="T43">import</text:span> <text:span text:style-name="T49">{</text:span> <text:span text:style-name="T61">useEffect</text:span><text:span text:style-name="T49">,</text:span> <text:span text:style-name="T61">useState</text:span> <text:span text:style-name="T49">}</text:span> <text:span text:style-name="T43">from</text:span> <text:span text:style-name="T53">"</text:span><text:span text:style-name="T55">react</text:span><text:span text:style-name="T53">"</text:span>;</text:p>
      <text:p text:style-name="P9"/>
      <text:p text:style-name="P15">//This is the main react component which is always called App by default, it is an</text:p>
      <text:p text:style-name="P15">//export(ed) function so it can be imported within the index.js file (the actual web page)</text:p>
      <text:p text:style-name="P11"><text:span text:style-name="T43">export</text:span> <text:span text:style-name="T43">default</text:span> <text:span text:style-name="T43">function</text:span> <text:span text:style-name="T46">App</text:span><text:span text:style-name="T49">()</text:span> <text:span text:style-name="T49">{</text:span></text:p>
      <text:p text:style-name="P13">  <text:span text:style-name="T45">const</text:span><text:span text:style-name="T16"> [</text:span><text:span text:style-name="T62">advice</text:span><text:span text:style-name="T51">,</text:span><text:span text:style-name="T16"> </text:span><text:span text:style-name="T48">setAdvice</text:span><text:span text:style-name="T16">] </text:span><text:span text:style-name="T54">=</text:span><text:span text:style-name="T16"> </text:span><text:span text:style-name="T48">useState</text:span><text:span text:style-name="T51">(</text:span><text:span text:style-name="T54">"</text:span><text:span text:style-name="T56">Click to get advice</text:span><text:span text:style-name="T54">"</text:span><text:span text:style-name="T51">)</text:span><text:span text:style-name="T16">;</text:span></text:p>
      <text:p text:style-name="P13">  <text:span text:style-name="T45">const</text:span><text:span text:style-name="T16"> [</text:span><text:span text:style-name="T62">clickCount</text:span><text:span text:style-name="T51">,</text:span><text:span text:style-name="T16"> </text:span><text:span text:style-name="T48">setClickCount</text:span><text:span text:style-name="T16">] </text:span><text:span text:style-name="T54">=</text:span><text:span text:style-name="T16"> </text:span><text:span text:style-name="T48">useState</text:span><text:span text:style-name="T51">(</text:span><text:span text:style-name="T63">0</text:span><text:span text:style-name="T51">)</text:span><text:span text:style-name="T16">;</text:span></text:p>
      <text:p text:style-name="P9"/>
      <text:p text:style-name="P13">  <text:span text:style-name="T60">//we use an async function as we are communicating with the advice api where we will wish</text:span></text:p>
      <text:p text:style-name="P13">  <text:span text:style-name="T60">//to await it's response.</text:span></text:p>
      <text:p text:style-name="P13">  <text:span text:style-name="T45">async</text:span><text:span text:style-name="T16"> </text:span><text:span text:style-name="T45">function</text:span><text:span text:style-name="T16"> </text:span><text:span text:style-name="T48">getAdvice</text:span><text:span text:style-name="T51">()</text:span><text:span text:style-name="T16"> </text:span><text:span text:style-name="T51">{</text:span></text:p>
      <text:p text:style-name="P13">    <text:span text:style-name="T48">setClickCount</text:span><text:span text:style-name="T51">((</text:span><text:span text:style-name="T62">c</text:span><text:span text:style-name="T51">)</text:span><text:span text:style-name="T16"> </text:span><text:span text:style-name="T54">=&gt;</text:span><text:span text:style-name="T16"> </text:span><text:span text:style-name="T62">c</text:span><text:span text:style-name="T16"> </text:span><text:span text:style-name="T54">+</text:span><text:span text:style-name="T16"> </text:span><text:span text:style-name="T63">1</text:span><text:span text:style-name="T51">)</text:span><text:span text:style-name="T16">;</text:span></text:p>
      <text:p text:style-name="P13">    <text:span text:style-name="T45">const</text:span><text:span text:style-name="T16"> </text:span><text:span text:style-name="T62">res</text:span><text:span text:style-name="T16"> </text:span><text:span text:style-name="T54">=</text:span><text:span text:style-name="T16"> </text:span><text:span text:style-name="T45">await</text:span><text:span text:style-name="T16"> </text:span><text:span text:style-name="T45">fetch</text:span><text:span text:style-name="T51">(</text:span><text:span text:style-name="T54">"</text:span><text:span text:style-name="T56">https://api.adviceslip.com/advice</text:span><text:span text:style-name="T54">"</text:span><text:span text:style-name="T51">)</text:span><text:span text:style-name="T16">;</text:span></text:p>
      <text:p text:style-name="P13">    <text:span text:style-name="T45">const</text:span><text:span text:style-name="T16"> </text:span><text:span text:style-name="T62">data</text:span><text:span text:style-name="T16"> </text:span><text:span text:style-name="T54">=</text:span><text:span text:style-name="T16"> </text:span><text:span text:style-name="T45">await</text:span><text:span text:style-name="T16"> </text:span><text:span text:style-name="T62">res</text:span><text:span text:style-name="T51">.</text:span><text:span text:style-name="T48">json</text:span><text:span text:style-name="T51">()</text:span><text:span text:style-name="T16">;</text:span></text:p>
      <text:p text:style-name="P13">    <text:span text:style-name="T48">setAdvice</text:span><text:span text:style-name="T51">(</text:span><text:span text:style-name="T62">data</text:span><text:span text:style-name="T51">.</text:span><text:span text:style-name="T62">slip</text:span><text:span text:style-name="T51">.</text:span><text:span text:style-name="T62">advice</text:span><text:span text:style-name="T51">)</text:span><text:span text:style-name="T16">;</text:span></text:p>
      <text:p text:style-name="P13">  <text:span text:style-name="T51">}</text:span></text:p>
      <text:p text:style-name="P9"/>
      <text:p text:style-name="P13">  <text:span text:style-name="T60">/*useEffect(function () {</text:span></text:p>
      <text:p text:style-name="P14">    <text:span text:style-name="T16">getAdvice();</text:span></text:p>
      <text:p text:style-name="P14">  <text:span text:style-name="T16">}, []);*/</text:span></text:p>
      <text:p text:style-name="P9"/>
      <text:p text:style-name="P13">  <text:span text:style-name="T45">return</text:span><text:span text:style-name="T16"> </text:span><text:span text:style-name="T51">(</text:span></text:p>
      <text:p text:style-name="P13">    <text:span text:style-name="T51">&lt;</text:span><text:span text:style-name="T45">div</text:span><text:span text:style-name="T51">&gt;</text:span></text:p>
      <text:p text:style-name="P13"><text:span text:style-name="T57">      </text:span><text:span text:style-name="T51">&lt;</text:span><text:span text:style-name="T45">h1</text:span><text:span text:style-name="T51">&gt;{</text:span><text:span text:style-name="T62">advice</text:span><text:span text:style-name="T51">}&lt;/</text:span><text:span text:style-name="T45">h1</text:span><text:span text:style-name="T51">&gt;</text:span></text:p>
      <text:p text:style-name="P13"><text:span text:style-name="T57">      </text:span><text:span text:style-name="T51">&lt;</text:span><text:span text:style-name="T45">button</text:span><text:span text:style-name="T58"> </text:span><text:span text:style-name="T52">onClick</text:span><text:span text:style-name="T54">=</text:span><text:span text:style-name="T51">{</text:span><text:span text:style-name="T48">getAdvice</text:span><text:span text:style-name="T51">}&gt;</text:span><text:span text:style-name="T58">Get Advice</text:span><text:span text:style-name="T51">&lt;/</text:span><text:span text:style-name="T45">button</text:span><text:span text:style-name="T51">&gt;</text:span></text:p>
      <text:p text:style-name="P13"><text:span text:style-name="T57">      </text:span><text:span text:style-name="T51">&lt;</text:span><text:span text:style-name="T45">Message</text:span><text:span text:style-name="T58"> </text:span><text:span text:style-name="T52">clickCount</text:span><text:span text:style-name="T54">=</text:span><text:span text:style-name="T51">{</text:span><text:span text:style-name="T62">clickCount</text:span><text:span text:style-name="T51">}</text:span><text:span text:style-name="T58"> </text:span><text:span text:style-name="T51">/&gt;</text:span></text:p>
      <text:p text:style-name="P13"><text:span text:style-name="T57">    </text:span><text:span text:style-name="T51">&lt;/</text:span><text:span text:style-name="T45">div</text:span><text:span text:style-name="T51">&gt;</text:span></text:p>
      <text:p text:style-name="P13">  <text:span text:style-name="T51">)</text:span><text:span text:style-name="T16">;</text:span></text:p>
      <text:p text:style-name="P17">}</text:p>
      <text:p text:style-name="P9"/>
      <text:p text:style-name="P15">//New Component - Name with an uppercase letter, a bit like a class</text:p>
      <text:p text:style-name="P15">//React should be broken down into seperate components wherever possible</text:p>
      <text:p text:style-name="P11"><text:span text:style-name="T43">function</text:span> <text:span text:style-name="T46">Message</text:span><text:span text:style-name="T49">(</text:span><text:span text:style-name="T61">props</text:span><text:span text:style-name="T49">)</text:span> <text:span text:style-name="T49">{</text:span></text:p>
      <text:p text:style-name="P13"><text:soft-page-break/>  <text:span text:style-name="T45">return</text:span><text:span text:style-name="T16"> </text:span><text:span text:style-name="T51">(</text:span></text:p>
      <text:p text:style-name="P13">    <text:span text:style-name="T51">&lt;</text:span><text:span text:style-name="T45">p</text:span><text:span text:style-name="T51">&gt;</text:span></text:p>
      <text:p text:style-name="P13"><text:span text:style-name="T57">      </text:span><text:span text:style-name="T58">Number of clicks is: </text:span><text:span text:style-name="T51">&lt;</text:span><text:span text:style-name="T45">strong</text:span><text:span text:style-name="T51">&gt;{</text:span><text:span text:style-name="T62">props</text:span><text:span text:style-name="T51">.</text:span><text:span text:style-name="T62">clickCount</text:span><text:span text:style-name="T51">}&lt;/</text:span><text:span text:style-name="T45">strong</text:span><text:span text:style-name="T51">&gt;</text:span></text:p>
      <text:p text:style-name="P13"><text:span text:style-name="T57">    </text:span><text:span text:style-name="T51">&lt;/</text:span><text:span text:style-name="T45">p</text:span><text:span text:style-name="T51">&gt;</text:span></text:p>
      <text:p text:style-name="P13">  <text:span text:style-name="T51">)</text:span><text:span text:style-name="T16">;</text:span></text:p>
      <text:p text:style-name="P13">  <text:span text:style-name="T60">//Notice return statements are followed by a semi-colon!!</text:span></text:p>
      <text:p text:style-name="P17">}</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8">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9"><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9">//This is where we will write our react code inside a file called App.js we create the exported App() component (see below)</text:span></text:p>
      <text:p text:style-name="P10">//Now we create the root of the app within the div with id "root"</text:p>
      <text:p text:style-name="P5"><text:span text:style-name="T8">const</text:span> <text:span text:style-name="T29">root</text:span> <text:span text:style-name="T31">=</text:span> <text:span text:style-name="T17">ReactDOM</text:span>.<text:span text:style-name="T33">createRoot</text:span>(<text:span text:style-name="T17">document</text:span>.<text:span text:style-name="T33">getElementById</text:span>(<text:span text:style-name="T21">'root'</text:span>));</text:p>
      <text:p text:style-name="P10">//And finally we call the render method which is where the JSX is written to</text:p>
      <text:p text:style-name="P5"><text:span text:style-name="T29">root</text:span>.<text:span text:style-name="T33">render</text:span>(</text:p>
      <text:p text:style-name="P8">  <text:span text:style-name="T7">&lt;</text:span><text:span text:style-name="T38">React.StrictMode</text:span><text:span text:style-name="T7">&gt;</text:span></text:p>
      <text:p text:style-name="P10">//Here we are creating the JSX component called App itself</text:p>
      <text:p text:style-name="P8">    <text:span text:style-name="T7">&lt;</text:span><text:span text:style-name="T38">App</text:span><text:span text:style-name="T16"> </text:span><text:span text:style-name="T7">/&gt;</text:span></text:p>
      <text:p text:style-name="P8">  <text:span text:style-name="T7">&lt;/</text:span><text:span text:style-name="T38">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4">App</text:span><text:span text:style-name="T15">() {</text:span></text:p>
      <text:p text:style-name="P8">  <text:span text:style-name="T27">return</text:span><text:span text:style-name="T16"> (</text:span></text:p>
      <text:p text:style-name="P8"><text:soft-page-break/>    <text:span text:style-name="T7">&lt;h1&gt;This is the JSX which will fill the &lt;App /&gt; element above&lt;/h1&gt;</text:span></text:p>
      <text:p text:style-name="P8">  <text:span text:style-name="T16">);</text:span></text:p>
      <text:p text:style-name="P5">}</text:p>
      <text:p text:style-name="P9"/>
      <text:p text:style-name="P5"><text:span text:style-name="T25">export</text:span> <text:span text:style-name="T25">default</text:span> <text:span text:style-name="T33">App</text:span>;</text:p>
      <text:p text:style-name="P4"/>
      <text:p text:style-name="P3"><text:span text:style-name="T1">Note: you can also write it as </text:span><text:span text:style-name="T11">export default function</text:span><text:span text:style-name="T14"> </text:span><text:span text:style-name="T36">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3"/>
      <text:p text:style-name="P19"><text:span text:style-name="T12">function</text:span><text:span text:style-name="T4"> </text:span><text:span text:style-name="T37">Menu</text:span><text:span text:style-name="T4">() {</text:span></text:p>
      <text:p text:style-name="P21">  <text:span text:style-name="T27">return</text:span><text:span text:style-name="T16"> (</text:span></text:p>
      <text:p text:style-name="P21">    <text:span text:style-name="T7">&lt;</text:span><text:span text:style-name="T10">main</text:span><text:span text:style-name="T16"> </text:span><text:span text:style-name="T18">className</text:span><text:span text:style-name="T32">=</text:span><text:span text:style-name="T22">"menu"</text:span><text:span text:style-name="T7">&gt;</text:span></text:p>
      <text:p text:style-name="P21">      <text:span text:style-name="T7">&lt;</text:span><text:span text:style-name="T10">h2</text:span><text:span text:style-name="T7">&gt;</text:span><text:span text:style-name="T16">Our Menu</text:span><text:span text:style-name="T7">&lt;/</text:span><text:span text:style-name="T10">h2</text:span><text:span text:style-name="T7">&gt;</text:span></text:p>
      <text:p text:style-name="P21">      <text:span text:style-name="T10">{</text:span><text:span text:style-name="T41">/*Now we can place an instance of our Pizza Component in here (ps this is a JSX comment</text:span></text:p>
      <text:p text:style-name="P21"><text:span text:style-name="T40">      </text:span><text:span text:style-name="T41">We're creating key/value pairs that are added to the props argument in their 'constructor'*/</text:span><text:span text:style-name="T10">}</text:span></text:p>
      <text:p text:style-name="P21">      <text:span text:style-name="T7">&lt;</text:span><text:span text:style-name="T38">Pizza</text:span><text:span text:style-name="T16"> </text:span><text:span text:style-name="T18">name</text:span><text:span text:style-name="T32">=</text:span><text:span text:style-name="T22">"Vegan Glory"</text:span><text:span text:style-name="T16"> </text:span><text:span text:style-name="T18">price</text:span><text:span text:style-name="T32">=</text:span><text:span text:style-name="T10">{</text:span><text:span text:style-name="T42">12</text:span><text:span text:style-name="T10">}</text:span><text:span text:style-name="T16"> </text:span><text:span text:style-name="T7">/&gt;</text:span></text:p>
      <text:p text:style-name="P21">      <text:span text:style-name="T10">{</text:span><text:span text:style-name="T41">/** We use javascript mode {} to pass in anything that is not a string, from numbers to entire js objects */</text:span><text:span text:style-name="T10">}</text:span></text:p>
      <text:p text:style-name="P21">    <text:span text:style-name="T7">&lt;/</text:span><text:span text:style-name="T10">main</text:span><text:span text:style-name="T7">&gt;</text:span></text:p>
      <text:p text:style-name="P21">  <text:span text:style-name="T16">);</text:span></text:p>
      <text:p text:style-name="P20">}</text:p>
      <text:p text:style-name="P22">//accept the props parameter as an argument and the properties defined by the call to this component 'constructor'</text:p>
      <text:p text:style-name="P20"><text:span text:style-name="T8">function</text:span> <text:span text:style-name="T33">Pizza</text:span>(<text:span text:style-name="T17">props</text:span>) {</text:p>
      <text:p text:style-name="P21">  <text:span text:style-name="T27">return</text:span><text:span text:style-name="T16"> (</text:span></text:p>
      <text:p text:style-name="P21">    <text:span text:style-name="T7">&lt;</text:span><text:span text:style-name="T10">div</text:span><text:span text:style-name="T7">&gt;</text:span></text:p>
      <text:p text:style-name="P21">      <text:span text:style-name="T7">&lt;</text:span><text:span text:style-name="T10">img</text:span><text:span text:style-name="T16"> </text:span><text:span text:style-name="T18">src</text:span><text:span text:style-name="T32">=</text:span><text:span text:style-name="T22">"pizzas/spinaci.jpg"</text:span><text:span text:style-name="T16"> </text:span><text:span text:style-name="T18">alt</text:span><text:span text:style-name="T32">=</text:span><text:span text:style-name="T22">"Picture of the spinach pizza"</text:span><text:span text:style-name="T16"> </text:span><text:span text:style-name="T7">/&gt;</text:span></text:p>
      <text:p text:style-name="P21">      <text:span text:style-name="T7">&lt;</text:span><text:span text:style-name="T10">h3</text:span><text:span text:style-name="T7">&gt;</text:span><text:span text:style-name="T10">{</text:span><text:span text:style-name="T18">props</text:span><text:span text:style-name="T32">.</text:span><text:span text:style-name="T18">name</text:span><text:span text:style-name="T10">}</text:span><text:span text:style-name="T7">&lt;/</text:span><text:span text:style-name="T10">h3</text:span><text:span text:style-name="T7">&gt;</text:span></text:p>
      <text:p text:style-name="P21">      <text:span text:style-name="T7">&lt;</text:span><text:span text:style-name="T10">p</text:span><text:span text:style-name="T7">&gt;</text:span><text:span text:style-name="T10">{</text:span><text:span text:style-name="T18">props</text:span><text:span text:style-name="T32">.</text:span><text:span text:style-name="T18">ingredients</text:span><text:span text:style-name="T10">}</text:span><text:span text:style-name="T7">&lt;/</text:span><text:span text:style-name="T10">p</text:span><text:span text:style-name="T7">&gt;</text:span></text:p>
      <text:p text:style-name="P21">      <text:span text:style-name="T7">&lt;</text:span><text:span text:style-name="T10">span</text:span><text:span text:style-name="T7">&gt;</text:span><text:span text:style-name="T10">{</text:span><text:span text:style-name="T18">props</text:span><text:span text:style-name="T32">.</text:span><text:span text:style-name="T18">price</text:span><text:span text:style-name="T32"> + </text:span><text:span text:style-name="T42">2</text:span><text:span text:style-name="T10">}</text:span><text:span text:style-name="T7">&lt;/</text:span><text:span text:style-name="T10">span</text:span><text:span text:style-name="T7">&gt;</text:span></text:p>
      <text:p text:style-name="P21">      <text:span text:style-name="T10">{</text:span><text:span text:style-name="T41">/**Because we passed in a number using javascript mode {} above we can use it as a number */</text:span><text:span text:style-name="T10">}</text:span></text:p>
      <text:p text:style-name="P21">    <text:span text:style-name="T7">&lt;/</text:span><text:span text:style-name="T10">div</text:span><text:span text:style-name="T7">&gt;</text:span></text:p>
      <text:p text:style-name="P21">  <text:span text:style-name="T16">);</text:span></text:p>
      <text:p text:style-name="P20">}</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2"><text:span text:style-name="T44">function</text:span><text:span text:style-name="T4"> </text:span><text:span text:style-name="T47">App</text:span><text:span text:style-name="T50">()</text:span><text:span text:style-name="T4"> </text:span><text:span text:style-name="T50">{</text:span></text:p>
      <text:p text:style-name="P13">  <text:span text:style-name="T45">return</text:span><text:span text:style-name="T16"> </text:span><text:span text:style-name="T51">(</text:span></text:p>
      <text:p text:style-name="P13">    <text:span text:style-name="T51">&lt;</text:span><text:span text:style-name="T45">div</text:span><text:span text:style-name="T16"> </text:span><text:span text:style-name="T52">className</text:span><text:span text:style-name="T54">="</text:span><text:span text:style-name="T56">card</text:span><text:span text:style-name="T54">"</text:span><text:span text:style-name="T51">&gt;</text:span></text:p>
      <text:p text:style-name="P13"><text:span text:style-name="T57">      </text:span><text:span text:style-name="T51">&lt;</text:span><text:span text:style-name="T45">Avatar</text:span><text:span text:style-name="T58"> </text:span><text:span text:style-name="T51">/&gt;</text:span></text:p>
      <text:p text:style-name="P13"><text:span text:style-name="T57">      </text:span><text:span text:style-name="T51">&lt;</text:span><text:span text:style-name="T45">div</text:span><text:span text:style-name="T58"> </text:span><text:span text:style-name="T52">className</text:span><text:span text:style-name="T54">="</text:span><text:span text:style-name="T56">data</text:span><text:span text:style-name="T54">"</text:span><text:span text:style-name="T51">&gt;</text:span></text:p>
      <text:p text:style-name="P13"><text:span text:style-name="T57">        </text:span><text:span text:style-name="T51">&lt;</text:span><text:span text:style-name="T45">Intro</text:span><text:span text:style-name="T58"> </text:span><text:span text:style-name="T51">/&gt;</text:span></text:p>
      <text:p text:style-name="P13"><text:span text:style-name="T57">        </text:span><text:span text:style-name="T51">{</text:span><text:span text:style-name="T60">/* Should contain one Skill component</text:span></text:p>
      <text:p text:style-name="P14">        <text:span text:style-name="T16">for each web dev skill that you have,</text:span></text:p>
      <text:p text:style-name="P13"><text:span text:style-name="T59">        </text:span><text:span text:style-name="T60">customized with props */</text:span><text:span text:style-name="T51">}</text:span></text:p>
      <text:p text:style-name="P13"><text:span text:style-name="T57">        </text:span><text:span text:style-name="T51">&lt;</text:span><text:span text:style-name="T45">SkillList</text:span><text:span text:style-name="T58"> </text:span><text:span text:style-name="T51">/&gt;</text:span></text:p>
      <text:p text:style-name="P13"><text:span text:style-name="T57">      </text:span><text:span text:style-name="T51">&lt;/</text:span><text:span text:style-name="T45">div</text:span><text:span text:style-name="T51">&gt;</text:span></text:p>
      <text:p text:style-name="P13"><text:span text:style-name="T57">    </text:span><text:span text:style-name="T51">&lt;/</text:span><text:span text:style-name="T45">div</text:span><text:span text:style-name="T51">&gt;</text:span></text:p>
      <text:p text:style-name="P13">  <text:span text:style-name="T51">)</text:span><text:span text:style-name="T16">;</text:span></text:p>
      <text:p text:style-name="P17">}</text:p>
      <text:p text:style-name="P9"/>
      <text:p text:style-name="P11"><text:span text:style-name="T43">function</text:span> <text:span text:style-name="T46">Avatar</text:span><text:span text:style-name="T49">()</text:span> <text:span text:style-name="T49">{</text:span></text:p>
      <text:p text:style-name="P13">  <text:span text:style-name="T45">return</text:span><text:span text:style-name="T16"> </text:span><text:span text:style-name="T51">&lt;</text:span><text:span text:style-name="T45">img</text:span><text:span text:style-name="T16"> </text:span><text:span text:style-name="T52">className</text:span><text:span text:style-name="T54">="</text:span><text:span text:style-name="T56">avatar</text:span><text:span text:style-name="T54">"</text:span><text:span text:style-name="T16"> </text:span><text:span text:style-name="T52">src</text:span><text:span text:style-name="T54">="</text:span><text:span text:style-name="T56">public\selfportrait.jpg</text:span><text:span text:style-name="T54">"</text:span><text:span text:style-name="T16"> </text:span><text:span text:style-name="T51">/&gt;</text:span><text:span text:style-name="T16">;</text:span></text:p>
      <text:p text:style-name="P17">}</text:p>
      <text:p text:style-name="P9"/>
      <text:p text:style-name="P11"><text:span text:style-name="T43">function</text:span> <text:span text:style-name="T46">Intro</text:span><text:span text:style-name="T49">()</text:span> <text:span text:style-name="T49">{</text:span></text:p>
      <text:p text:style-name="P13">  <text:span text:style-name="T45">return</text:span><text:span text:style-name="T16"> </text:span><text:span text:style-name="T51">(</text:span></text:p>
      <text:p text:style-name="P13">    <text:span text:style-name="T51">&lt;</text:span><text:span text:style-name="T45">div</text:span><text:span text:style-name="T51">&gt;</text:span></text:p>
      <text:p text:style-name="P13"><text:span text:style-name="T57">      </text:span><text:span text:style-name="T51">&lt;</text:span><text:span text:style-name="T45">h1</text:span><text:span text:style-name="T51">&gt;</text:span><text:span text:style-name="T58">Gilo does This</text:span><text:span text:style-name="T51">&lt;/</text:span><text:span text:style-name="T45">h1</text:span><text:span text:style-name="T51">&gt;</text:span></text:p>
      <text:p text:style-name="P13"><text:span text:style-name="T57">      </text:span><text:span text:style-name="T51">&lt;</text:span><text:span text:style-name="T45">p</text:span><text:span text:style-name="T51">&gt;</text:span></text:p>
      <text:p text:style-name="P18">        <text:span text:style-name="T16">Just some random blurb to check that this part is working as it should</text:span></text:p>
      <text:p text:style-name="P13"><text:span text:style-name="T57">      </text:span><text:span text:style-name="T51">&lt;/</text:span><text:span text:style-name="T45">p</text:span><text:span text:style-name="T51">&gt;</text:span></text:p>
      <text:p text:style-name="P13"><text:span text:style-name="T57">    </text:span><text:span text:style-name="T51">&lt;/</text:span><text:span text:style-name="T45">div</text:span><text:span text:style-name="T51">&gt;</text:span></text:p>
      <text:p text:style-name="P13">  <text:span text:style-name="T51">)</text:span><text:span text:style-name="T16">;</text:span></text:p>
      <text:p text:style-name="P17">}</text:p>
      <text:p text:style-name="P9"/>
      <text:p text:style-name="P11"><text:span text:style-name="T43">function</text:span> <text:span text:style-name="T46">SkillList</text:span><text:span text:style-name="T49">()</text:span> <text:span text:style-name="T49">{</text:span></text:p>
      <text:p text:style-name="P13">  <text:span text:style-name="T45">return</text:span><text:span text:style-name="T16"> </text:span><text:span text:style-name="T51">(</text:span></text:p>
      <text:p text:style-name="P13">    <text:span text:style-name="T51">&lt;</text:span><text:span text:style-name="T45">div</text:span><text:span text:style-name="T16"> </text:span><text:span text:style-name="T52">className</text:span><text:span text:style-name="T54">="</text:span><text:span text:style-name="T56">skill-list</text:span><text:span text:style-name="T54">"</text:span><text:span text:style-name="T51">&gt;</text:span></text:p>
      <text:p text:style-name="P13"><text:span text:style-name="T57">      </text:span><text:span text:style-name="T51">&lt;</text:span><text:span text:style-name="T45">Skill</text:span><text:span text:style-name="T58"> </text:span><text:span text:style-name="T52">title</text:span><text:span text:style-name="T54">="</text:span><text:span text:style-name="T56">HTML &amp; CSS</text:span><text:span text:style-name="T54">"</text:span><text:span text:style-name="T58"> </text:span><text:span text:style-name="T52">bg</text:span><text:span text:style-name="T54">="</text:span><text:span text:style-name="T56">#00eeff</text:span><text:span text:style-name="T54">"</text:span><text:span text:style-name="T58"> </text:span><text:span text:style-name="T51">/&gt;</text:span></text:p>
      <text:p text:style-name="P13"><text:span text:style-name="T57">      </text:span><text:span text:style-name="T51">&lt;</text:span><text:span text:style-name="T45">Skill</text:span><text:span text:style-name="T58"> </text:span><text:span text:style-name="T52">title</text:span><text:span text:style-name="T54">="</text:span><text:span text:style-name="T56">JavaScript</text:span><text:span text:style-name="T54">"</text:span><text:span text:style-name="T58"> </text:span><text:span text:style-name="T52">bg</text:span><text:span text:style-name="T54">="</text:span><text:span text:style-name="T56">#ee00ff</text:span><text:span text:style-name="T54">"</text:span><text:span text:style-name="T58"> </text:span><text:span text:style-name="T51">/&gt;</text:span></text:p>
      <text:p text:style-name="P13"><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blue</text:span><text:span text:style-name="T54">"</text:span><text:span text:style-name="T58"> </text:span><text:span text:style-name="T51">/&gt;</text:span></text:p>
      <text:p text:style-name="P13"><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red</text:span><text:span text:style-name="T54">"</text:span><text:span text:style-name="T58"> </text:span><text:span text:style-name="T51">/&gt;</text:span></text:p>
      <text:p text:style-name="P13"><text:span text:style-name="T57">    </text:span><text:span text:style-name="T51">&lt;/</text:span><text:span text:style-name="T45">div</text:span><text:span text:style-name="T51">&gt;</text:span></text:p>
      <text:p text:style-name="P13">  <text:span text:style-name="T51">)</text:span><text:span text:style-name="T16">;</text:span></text:p>
      <text:p text:style-name="P17"><text:soft-page-break/>}</text:p>
      <text:p text:style-name="P9"/>
      <text:p text:style-name="P11"><text:span text:style-name="T43">function</text:span> <text:span text:style-name="T46">Skill</text:span><text:span text:style-name="T49">(</text:span><text:span text:style-name="T61">props</text:span><text:span text:style-name="T49">)</text:span> <text:span text:style-name="T49">{</text:span></text:p>
      <text:p text:style-name="P13">  <text:span text:style-name="T45">return</text:span><text:span text:style-name="T16"> </text:span><text:span text:style-name="T51">(</text:span></text:p>
      <text:p text:style-name="P13">    <text:span text:style-name="T51">&lt;</text:span><text:span text:style-name="T45">p</text:span><text:span text:style-name="T16"> </text:span><text:span text:style-name="T52">className</text:span><text:span text:style-name="T54">="</text:span><text:span text:style-name="T56">skill</text:span><text:span text:style-name="T54">"</text:span><text:span text:style-name="T16"> </text:span><text:span text:style-name="T52">style</text:span><text:span text:style-name="T54">=</text:span><text:span text:style-name="T51">{{</text:span><text:span text:style-name="T58"> </text:span><text:span text:style-name="T62">backgroundColor</text:span><text:span text:style-name="T51">:</text:span><text:span text:style-name="T58"> </text:span><text:span text:style-name="T62">props</text:span><text:span text:style-name="T51">.</text:span><text:span text:style-name="T62">bg</text:span><text:span text:style-name="T58"> </text:span><text:span text:style-name="T51">}}&gt;</text:span></text:p>
      <text:p text:style-name="P13"><text:span text:style-name="T57">      </text:span><text:span text:style-name="T51">{</text:span><text:span text:style-name="T62">props</text:span><text:span text:style-name="T51">.</text:span><text:span text:style-name="T62">title</text:span><text:span text:style-name="T51">}</text:span></text:p>
      <text:p text:style-name="P13"><text:span text:style-name="T57">    </text:span><text:span text:style-name="T51">&lt;/</text:span><text:span text:style-name="T45">p</text:span><text:span text:style-name="T51">&gt;</text:span></text:p>
      <text:p text:style-name="P13">  <text:span text:style-name="T51">)</text:span><text:span text:style-name="T16">;</text:span></text:p>
      <text:p text:style-name="P17">}</text:p>
      <text:p text:style-name="P9"/>
      <text:p text:style-name="P11"><text:span text:style-name="T43">const</text:span> <text:span text:style-name="T61">rootElement</text:span> <text:span text:style-name="T53">=</text:span> <text:span text:style-name="T61">document</text:span><text:span text:style-name="T49">.</text:span><text:span text:style-name="T46">getElementById</text:span><text:span text:style-name="T49">(</text:span><text:span text:style-name="T53">"</text:span><text:span text:style-name="T55">root</text:span><text:span text:style-name="T53">"</text:span><text:span text:style-name="T49">)</text:span>;</text:p>
      <text:p text:style-name="P11"><text:span text:style-name="T43">const</text:span> <text:span text:style-name="T61">root</text:span> <text:span text:style-name="T53">=</text:span> <text:span text:style-name="T46">createRoot</text:span><text:span text:style-name="T49">(</text:span><text:span text:style-name="T61">rootElement</text:span><text:span text:style-name="T49">)</text:span>;</text:p>
      <text:p text:style-name="P9"/>
      <text:p text:style-name="P11"><text:span text:style-name="T61">root</text:span><text:span text:style-name="T49">.</text:span><text:span text:style-name="T46">render</text:span><text:span text:style-name="T49">(</text:span></text:p>
      <text:p text:style-name="P13">  <text:span text:style-name="T51">&lt;</text:span><text:span text:style-name="T45">StrictMode</text:span><text:span text:style-name="T51">&gt;</text:span></text:p>
      <text:p text:style-name="P13"><text:span text:style-name="T57">    </text:span><text:span text:style-name="T51">&lt;</text:span><text:span text:style-name="T45">App</text:span><text:span text:style-name="T58"> </text:span><text:span text:style-name="T51">/&gt;</text:span></text:p>
      <text:p text:style-name="P13"><text:span text:style-name="T57">  </text:span><text:span text:style-name="T51">&lt;/</text:span><text:span text:style-name="T45">StrictMode</text:span><text:span text:style-name="T51">&gt;</text:span></text:p>
      <text:p text:style-name="P11"><text:span text:style-name="T49">)</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4">component</text:span> is 'blueprint' or 'template' that describes a piece of a UI and returns an (react) element. Due to this each time you add a component element to the component tree it is an <text:span text:style-name="T64">instance</text:span> which holds it's own state and props and has it's own life-cycle. When each instance is created with the &lt;ComponentName /&gt; declaration, behind the scenes the JSX that is returned is converted to a jSX <text:span text:style-name="T64">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soft-page-break/></text:p>
      <text:p text:style-name="P4"><draw:frame draw:style-name="fr3" draw:name="graphics5" text:anchor-type="paragraph" svg:width="16.999cm" svg:height="9.53cm" draw:z-index="4"><draw:image xlink:href="Pictures/10000201000006A0000003B75A1EDDFC.png" xlink:type="simple" xlink:show="embed" xlink:actuate="onLoad"/></draw:frame></text:p>
      <text:p text:style-name="P3">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oft-page-break/><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6716557457871289494" text:style-name="L1">
        <text:list-item>
          <text:p text:style-name="P25">perform network requests</text:p>
        </text:list-item>
        <text:list-item>
          <text:p text:style-name="P25">use timers (such as setInterval()</text:p>
        </text:list-item>
        <text:list-item>
          <text:p text:style-name="P25">mutate objects or variables outside of the components scope</text:p>
        </text:list-item>
        <text:list-item>
          <text:p text:style-name="P25">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ext:soft-page-break/>//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soft-page-break/></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soft-page-break/></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1"><text:span text:style-name="T3"/></text:p>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1"><text:span text:style-name="T3"/></text:p>
      <text:p text:style-name="P1"><text:span text:style-name="T3">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span></text:p>
      <text:p text:style-name="P1"><text:span text:style-name="T3"/></text:p>
      <text:p text:style-name="P1"><text:span text:style-name="T3">As an example we created this bit of code to fill the movies state with an api call response when first loading, it is worth noting that this action is executed after the initial render of the component but I do not think it causes a re-render even though the state has been changed - </text:span></text:p>
      <text:p text:style-name="P28"><text:span text:style-name="T37">useEffect</text:span><text:span text:style-name="T4">(</text:span><text:span text:style-name="T12">function</text:span><text:span text:style-name="T4"> () {</text:span></text:p>
      <text:p text:style-name="P8">    <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8">      <text:span text:style-name="T16">.</text:span><text:span text:style-name="T35">then</text:span><text:span text:style-name="T16">((</text:span><text:span text:style-name="T18">res</text:span><text:span text:style-name="T16">) </text:span><text:span text:style-name="T10">=&gt;</text:span><text:span text:style-name="T16"> </text:span><text:span text:style-name="T18">res</text:span><text:span text:style-name="T16">.</text:span><text:span text:style-name="T35">json</text:span><text:span text:style-name="T16">())</text:span></text:p>
      <text:p text:style-name="P8">      <text:span text:style-name="T16">.</text:span><text:span text:style-name="T35">then</text:span><text:span text:style-name="T16">((</text:span><text:span text:style-name="T18">data</text:span><text:span text:style-name="T16">) </text:span><text:span text:style-name="T10">=&gt;</text:span><text:span text:style-name="T16"> </text:span><text:span text:style-name="T35">setMovies</text:span><text:span text:style-name="T16">(</text:span><text:span text:style-name="T18">data</text:span><text:span text:style-name="T16">.</text:span><text:span text:style-name="T18">Search</text:span><text:span text:style-name="T16">));</text:span></text:p>
      <text:p text:style-name="P8">  <text:span text:style-name="T16">}, []);</text:span></text:p>
      <text:p text:style-name="P1"><text:span text:style-name="T3"/></text:p>
      <text:p text:style-name="P1"><text:soft-page-break/><text:span text:style-name="T3">The useEffect hook is essentially used to keep our components synchronised with external (asynchronous) data; if you can put the 'side effect' into an event handler instead then DO.</text:span></text:p>
      <text:p text:style-name="P1"><text:span text:style-name="T3"/></text:p>
      <text:p text:style-name="P1"><text:span text:style-name="T3">UseEffect has 3 parts – the handler function, the clean-up function (which it can return), and it's dependency array (which controls when it should execute) ie </text:span></text:p>
      <text:p text:style-name="P1"><text:span text:style-name="T2">useEffect(function (){.... return () =&gt; cleanUp}, [dependency array])</text:span><text:span text:style-name="T3"> </text:span></text:p>
      <text:p text:style-name="P1"><text:span text:style-name="T3"/></text:p>
      <text:p text:style-name="P1"><text:span text:style-name="T3">The useEffect function cannot return a Promise and so we cannot make it async, instead we call an seperate async function from within it if we want to work in the tidier way without chains of then() statements eg the same as above would be -</text:span></text:p>
      <text:p text:style-name="P28"><text:span text:style-name="T37">useEffect</text:span><text:span text:style-name="T4">(</text:span><text:span text:style-name="T12">function</text:span><text:span text:style-name="T4"> () {</text:span></text:p>
      <text:p text:style-name="P8">    <text:span text:style-name="T10">async</text:span><text:span text:style-name="T16"> </text:span><text:span text:style-name="T10">function</text:span><text:span text:style-name="T16"> </text:span><text:span text:style-name="T35">setMoviesEffect</text:span><text:span text:style-name="T16">() {</text:span></text:p>
      <text:p text:style-name="P8">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8">      <text:span text:style-name="T10">const</text:span><text:span text:style-name="T16"> </text:span><text:span text:style-name="T30">data</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text:span></text:p>
      <text:p text:style-name="P8">      <text:span text:style-name="T35">setMovies</text:span><text:span text:style-name="T16">(</text:span><text:span text:style-name="T30">data</text:span><text:span text:style-name="T16">.</text:span><text:span text:style-name="T18">Search</text:span><text:span text:style-name="T16">);</text:span></text:p>
      <text:p text:style-name="P8">    <text:span text:style-name="T16">}</text:span></text:p>
      <text:p text:style-name="P8">    <text:span text:style-name="T35">setMoviesEffect</text:span><text:span text:style-name="T16">();</text:span></text:p>
      <text:p text:style-name="P8">  <text:span text:style-name="T16">}, []);</text:span></text:p>
      <text:p text:style-name="P1"><text:span text:style-name="T3"/></text:p>
      <text:p text:style-name="P1"><text:span text:style-name="T3">A handy little function of the dev-tools in Chrome is that in the network tab you can emulate different connection speeds by setting the 'throttle' as shown here -</text:span></text:p>
      <text:p text:style-name="P1"><draw:frame draw:style-name="fr4" draw:name="graphics8" text:anchor-type="paragraph" svg:x="0.157cm" svg:y="0cm" svg:width="5.5cm" svg:height="6.373cm" draw:z-index="7"><draw:image xlink:href="Pictures/100002010000012200000150D4F441C0.png" xlink:type="simple" xlink:show="embed" xlink:actuate="onLoad"/></draw:frame><text:span text:style-name="T3"/></text:p>
      <text:p text:style-name="P1"><text:span text:style-name="T3">By default effects will run after ev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access to the changed variables when it runs and this will lead to something called a </text:span><text:span text:style-name="T2">"stale state"</text:span><text:span text:style-name="T3">.</text:span></text:p>
      <text:p text:style-name="P1"><text:span text:style-name="T3"/></text:p>
      <text:p text:style-name="P1"><text:span text:style-name="T3"/></text:p>
      <text:p text:style-name="P1"><text:span text:style-name="T3"/></text:p>
      <text:p text:style-name="P1"><text:span text:style-name="T3"/></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9DT2H53M14S</meta:editing-duration>
    <meta:editing-cycles>64</meta:editing-cycles>
    <meta:generator>OpenOffice/4.1.13$Win32 OpenOffice.org_project/4113m1$Build-9810</meta:generator>
    <dc:date>2024-10-15T14:16:38.69</dc:date>
    <dc:creator>Giles Webberley</dc:creator>
    <meta:document-statistic meta:table-count="0" meta:image-count="8" meta:object-count="0" meta:page-count="15" meta:paragraph-count="264" meta:word-count="4033" meta:character-count="24011"/>
    <meta:user-defined meta:name="Info 1"/>
    <meta:user-defined meta:name="Info 2"/>
    <meta:user-defined meta:name="Info 3"/>
    <meta:user-defined meta:name="Info 4"/>
  </office:meta>
</office:document-meta>
</file>